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style:font-name="Gentium Book Plus" officeooo:paragraph-rsid="0012f485"/>
    </style:style>
    <style:style style:name="P2" style:family="paragraph" style:parent-style-name="Standard">
      <style:paragraph-properties fo:margin-top="0cm" fo:margin-bottom="0.101cm" style:contextual-spacing="false" fo:text-align="justify" style:justify-single-word="false"/>
      <style:text-properties officeooo:paragraph-rsid="001c4845"/>
    </style:style>
    <style:style style:name="T1" style:family="text">
      <style:text-properties style:font-name="Gentium Book Plus" style:font-name-asian="Gentium Book Plus" style:font-name-complex="Gentium Book Plus"/>
    </style:style>
    <style:style style:name="T2" style:family="text">
      <style:text-properties style:font-name="Gentium Book Plus" officeooo:rsid="004e1a0b" style:font-name-asian="Gentium Book Plus" style:font-name-complex="Gentium Book Plus"/>
    </style:style>
    <style:style style:name="T3" style:family="text">
      <style:text-properties style:font-name="Gentium Book Plus" officeooo:rsid="004fcc92" style:font-name-asian="Gentium Book Plus" style:font-name-complex="Gentium Book Plus"/>
    </style:style>
    <style:style style:name="T4" style:family="text">
      <style:text-properties style:font-name="Gentium Book Plus" officeooo:rsid="0120e98b" style:font-name-asian="Gentium Book Plus" style:font-name-complex="Gentium Book Plus"/>
    </style:style>
    <style:style style:name="T5" style:family="text">
      <style:text-properties style:font-name="Gentium Book Plus" officeooo:rsid="001c4845" style:font-name-asian="Gentium Book Plus" style:font-name-complex="Gentium Book Plus"/>
    </style:style>
    <style:style style:name="T6" style:family="text">
      <style:text-properties style:font-name="Gentium Book Plus" style:font-name-asian="Gentium Book Plus" style:font-name-complex="Linux Libertine"/>
    </style:style>
    <style:style style:name="T7" style:family="text">
      <style:text-properties style:font-name="Gentium Book Plus" officeooo:rsid="00a9cdb1" style:font-name-asian="Gentium Book Plus" style:font-name-complex="Linux Libertine"/>
    </style:style>
    <style:style style:name="T8" style:family="text">
      <style:text-properties style:font-name="Gentium Book Plus" officeooo:rsid="00a7fa54" style:font-name-asian="Gentium Book Plus" style:font-name-complex="Linux Libertine"/>
    </style:style>
    <style:style style:name="T9" style:family="text">
      <style:text-properties style:font-name="Gentium Book Plus" officeooo:rsid="01223d31" style:font-name-asian="Gentium Book Plus" style:font-name-complex="Linux Libertine"/>
    </style:style>
    <style:style style:name="T10" style:family="text">
      <style:text-properties style:font-name="Gentium Book Plus" fo:font-style="italic" style:font-name-asian="Gentium Book Plus" style:font-style-asian="italic" style:font-name-complex="Gentium Book Plus" style:font-style-complex="italic"/>
    </style:style>
    <style:style style:name="T11" style:family="text">
      <style:text-properties style:font-name="Gentium Book Plus" fo:font-style="italic" officeooo:rsid="00a9cdb1" style:font-name-asian="Gentium Book Plus" style:font-style-asian="italic" style:font-name-complex="Linux Libertine" style:font-style-complex="italic"/>
    </style:style>
    <style:style style:name="T12" style:family="text">
      <style:text-properties officeooo:rsid="004e1a0b"/>
    </style:style>
    <style:style style:name="T13" style:family="text">
      <style:text-properties officeooo:rsid="000b8dd9"/>
    </style:style>
    <style:style style:name="T14" style:family="text">
      <style:text-properties fo:font-style="italic" officeooo:rsid="000b8dd9" style:font-style-asian="italic" style:font-style-complex="italic"/>
    </style:style>
    <style:style style:name="T15" style:family="text">
      <style:text-properties fo:font-style="normal" officeooo:rsid="000b8dd9" style:font-style-asian="normal" style:font-style-complex="normal"/>
    </style:style>
    <style:style style:name="T16" style:family="text">
      <style:text-properties fo:font-style="normal" officeooo:rsid="004e1a0b" style:font-style-asian="normal" style:font-style-complex="normal"/>
    </style:style>
    <style:style style:name="T17" style:family="text">
      <style:text-properties fo:font-style="normal" officeooo:rsid="0119b590"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Police_20_par_20_défaut"><text:span text:style-name="T5">description : </text:span></text:span></text:p>
      <text:p text:style-name="P2"><text:span text:style-name="Police_20_par_20_défaut"><text:span text:style-name="T5">Ce mythe raconte l'origine du rituel appelé "sɯ˧kʰɯ˩", qui est réalisé après le décès d'une femme qui s'est mariée et a donc quitté la maison où elle est née. Le mariage est en contradiction avec la structure familiale Na antérieure : traditionnellement, les enfants passaient toute leur vie dans la maison de leur mère, avec leurs proches du côté maternel (leurs frères et sœurs, les frères et sœurs de leur mère, leurs cousins du côté maternel, et ainsi de suite). Le rituel "sɯ˧kʰɯ˩" peut être interprété comme reflétant la blessure que représente le mariage (virilocal) pour la famille de la mariée, car il relâche les liens entre une femme et son foyer d'origine.</text:span></text:span></text:p>
      <text:p text:style-name="P2"><text:span text:style-name="Police_20_par_20_défaut"><text:span text:style-name="T5">This myth narrates the origin of the ritual called "sɯ˧kʰɯ˩", which is conducted after the decease of a woman who got married and therefore left the house where she was born. Marriage stands in contradiction to the earlier Na family structure: traditionally, children spent their entire lives in their mother's home, together with their relatives on the mother's side (their brothers and sisters, their mother's brothers and sisters, their cousins on the mother's side, and so on). One aspect of the "sɯ˧kʰɯ˩" ritual is that it conveys the wound that virilocal marriage inflicts on the bride's family, insofar as it loosens the ties between a woman and her original home.</text:span></text:span></text:p>
      <text:p text:style-name="P2"><text:span text:style-name="Police_20_par_20_défaut"><text:span text:style-name="T5"/></text:span></text:p>
      <text:p text:style-name="P2"><text:span text:style-name="Police_20_par_20_défaut"><text:span text:style-name="T1">The </text:span></text:span><text:span text:style-name="Police_20_par_20_défaut"><text:span text:style-name="T2">central theme of th</text:span></text:span><text:span text:style-name="Police_20_par_20_défaut"><text:span text:style-name="T5">is story (the first that was</text:span></text:span><text:span text:style-name="Police_20_par_20_défaut"><text:span text:style-name="T1"> recorded by M</text:span></text:span><text:span text:style-name="Police_20_par_20_défaut"><text:span text:style-name="T2">r</text:span></text:span><text:span text:style-name="Police_20_par_20_défaut"><text:span text:style-name="T1">s. Latami</text:span></text:span><text:span text:style-name="Police_20_par_20_défaut"><text:span text:style-name="T5">)</text:span></text:span><text:span text:style-name="Police_20_par_20_défaut"><text:span text:style-name="T1"> </text:span></text:span><text:span text:style-name="Police_20_par_20_défaut"><text:span text:style-name="T2">is </text:span></text:span><text:span text:style-name="Police_20_par_20_défaut"><text:span text:style-name="T3">marriage</text:span></text:span><text:span text:style-name="Police_20_par_20_défaut"><text:span text:style-name="T1">. The plot is as follows: the eldest son, a mountain hunter, is away for a long time; he returns to the village on the day of his sister’s wedding feast. He is not recogni</text:span></text:span><text:span text:style-name="Police_20_par_20_défaut"><text:span text:style-name="T5">z</text:span></text:span><text:span text:style-name="Police_20_par_20_défaut"><text:span text:style-name="T1">ed; he is treated like a beggar. </text:span></text:span><text:span text:style-name="Police_20_par_20_défaut"><text:span text:style-name="T3">Furious to be thus </text:span></text:span><text:span text:style-name="Police_20_par_20_défaut"><text:span text:style-name="T1">excluded, he gives his dog his meagre share of the feast and spills </text:span></text:span><text:span text:style-name="Police_20_par_20_défaut"><text:span text:style-name="T4">on the ground </text:span></text:span><text:span text:style-name="Police_20_par_20_défaut"><text:span text:style-name="T1">the </text:span></text:span><text:span text:style-name="Police_20_par_20_défaut"><text:span text:style-name="T4">brew</text:span></text:span><text:span text:style-name="Police_20_par_20_défaut"><text:span text:style-name="T1"> that has been given to him. His sister recogni</text:span></text:span><text:span text:style-name="Police_20_par_20_défaut"><text:span text:style-name="T5">z</text:span></text:span><text:span text:style-name="Police_20_par_20_défaut"><text:span text:style-name="T1">es him </text:span></text:span><text:span text:style-name="Police_20_par_20_défaut"><text:span text:style-name="T3">as he strides away</text:span></text:span><text:span text:style-name="Police_20_par_20_défaut"><text:span text:style-name="T1">, and dies of grief after his departure. During the cremation ceremony, the sister’s </text:span></text:span><text:span text:style-name="Police_20_par_20_défaut"><text:span text:style-name="T4">dead body </text:span></text:span><text:span text:style-name="Police_20_par_20_défaut"><text:span text:style-name="T3">won’t</text:span></text:span><text:span text:style-name="Police_20_par_20_défaut"><text:span text:style-name="T1"> burn until the brother comes to the stake to say words of reconciliation. This legend is said to explain the origin of a ritual (</text:span></text:span><text:span text:style-name="Police_20_par_20_défaut"><text:span text:style-name="T10">Sikee</text:span></text:span><text:span text:style-name="Police_20_par_20_défaut"><text:span text:style-name="T1"> /sɯ˧kʰɯ˩/) that was performed </text:span></text:span><text:span text:style-name="Police_20_par_20_défaut"><text:span text:style-name="T7">upon</text:span></text:span><text:span text:style-name="Police_20_par_20_défaut"><text:span text:style-name="T8"> the death of a woman who had left her family to reside in her husband’s house:</text:span></text:span><text:span text:style-name="Police_20_par_20_défaut"><text:span text:style-name="T6"> </text:span></text:span><text:span text:style-name="Police_20_par_20_défaut"><text:span text:style-name="T9">t</text:span></text:span><text:span text:style-name="Police_20_par_20_défaut"><text:span text:style-name="T6">he </text:span></text:span><text:span text:style-name="Police_20_par_20_défaut"><text:span text:style-name="T8">deceased woman’s </text:span></text:span><text:span text:style-name="Police_20_par_20_défaut"><text:span text:style-name="T6">consanguineous relatives </text:span></text:span><text:span text:style-name="Police_20_par_20_défaut"><text:span text:style-name="T7">(referred to collectively as representing ‘the mother’s brother’, </text:span></text:span><text:span text:style-name="Police_20_par_20_défaut"><text:span text:style-name="T11">avu</text:span></text:span><text:span text:style-name="Police_20_par_20_défaut"><text:span text:style-name="T7">)</text:span></text:span><text:span text:style-name="Police_20_par_20_défaut"><text:span text:style-name="T6"> </text:span></text:span><text:span text:style-name="Police_20_par_20_défaut"><text:span text:style-name="T8">would go to that family to call them to account</text:span></text:span><text:span text:style-name="Police_20_par_20_défaut"><text:span text:style-name="T6">.</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Police_20_par_20_défaut" style:display-name="Police par défaut" style:family="text"/>
    <style:style style:name="Appel_20_note_20_de_20_bas_20_de_20_p." style:display-name="Appel note de bas de p." style:family="text" style:parent-style-name="Police_20_par_20_défaut">
      <style:text-properties style:text-position="super 67%"/>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6T18:54:33.115138518</meta:creation-date>
    <dc:date>2025-01-06T21:23:26.777711220</dc:date>
    <meta:editing-duration>PT41M57S</meta:editing-duration>
    <meta:editing-cycles>2</meta:editing-cycles>
    <meta:generator>LibreOffice/24.2.7.2$Linux_X86_64 LibreOffice_project/420$Build-2</meta:generator>
    <meta:document-statistic meta:table-count="0" meta:image-count="0" meta:object-count="0" meta:page-count="1" meta:paragraph-count="4" meta:word-count="403" meta:character-count="2343" meta:non-whitespace-character-count="1943"/>
  </office:meta>
</office:document-meta>
</file>